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8000000C80A6D73B9AC5ADF22.jpg" manifest:media-type="image/jpeg"/>
  <manifest:file-entry manifest:full-path="Pictures/1000000000000AD5000002BEE27072305409F2C7.jpg" manifest:media-type="image/jpeg"/>
  <manifest:file-entry manifest:full-path="Pictures/100000000000012C000000099299FF43C4F61A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.AppleSystemUIFont" svg:font-family=".AppleSystemUIFont" style:font-family-generic="roman" style:font-pitch="variable"/>
    <style:font-face style:name="Arial" svg:font-family="Arial" style:font-family-generic="roman" style:font-pitch="variable"/>
    <style:font-face style:name="Arial Gras" svg:font-family="'Arial Gras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Droid Sans Mono" svg:font-family="'Droid Sans Mono'" style:font-family-generic="roman" style:font-pitch="variable"/>
    <style:font-face style:name="Droid Sans Mono1" svg:font-family="'Droid Sans Mono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wiss"/>
    <style:font-face style:name="Noto Sans Symbols2" svg:font-family="'Noto Sans Symbol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language="fr" fo:country="FR" style:letter-kerning="false" style:font-name-asian="Times New Roman1" style:language-asian="fr" style:country-asian="FR" style:font-name-complex="Times New Roman1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fr" fo:country="FR" style:letter-kerning="false" style:font-name-asian="Times New Roman1" style:language-asian="fr" style:country-asian="FR" style:font-name-complex="Times New Roman1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 style:shadow="none" style:join-border="false"/>
      <style:text-properties fo:color="#000000" loext:opacity="100%" style:font-name="Times New Roman" fo:language="fr" fo:country="FR" style:letter-kerning="false" style:font-name-asian="Times New Roman1" style:language-asian="fr" style:country-asian="FR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 style:shadow="none" style:join-border="false"/>
      <style:text-properties fo:font-variant="small-caps" fo:color="#000000" loext:opacity="100%" style:font-name="Times New Roman" fo:font-size="16pt" fo:language="fr" fo:country="FR" style:letter-kerning="false" style:font-name-asian="Times New Roman1" style:font-size-asian="16pt" style:language-asian="fr" style:country-asian="FR" style:font-name-complex="Times New Roman1" style:font-size-complex="16pt" style:language-complex="ar" style:country-complex="SA"/>
    </style:style>
    <style:style style:name="P5" style:family="paragraph" style:parent-style-name="List_20_1" style:list-style-name="WWNum21"/>
    <style:style style:name="P6" style:family="paragraph" style:parent-style-name="Standard">
      <style:paragraph-properties fo:line-height="115%" fo:orphans="0" fo:widows="0" fo:padding="0cm" fo:border="none" style:shadow="none" style:join-border="false"/>
    </style:style>
    <style:style style:name="P7" style:family="paragraph" style:parent-style-name="Standard">
      <style:paragraph-properties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loext:opacity="100%" style:font-size-complex="11pt"/>
    </style:style>
    <style:style style:name="P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 style:shadow="none" style:join-border="false"/>
      <style:text-properties fo:color="#000000" loext:opacity="100%" style:font-name="Times New Roman" fo:language="fr" fo:country="FR" style:letter-kerning="false" style:font-name-asian="Times New Roman1" style:language-asian="fr" style:country-asian="FR" style:font-name-complex="Times New Roman1" style:font-size-complex="11pt" style:language-complex="ar" style:country-complex="SA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#ffffff"/>
    </style:style>
    <style:style style:name="P10" style:family="paragraph" style:parent-style-name="Standard">
      <style:text-properties fo:color="#000000" loext:opacity="100%" fo:background-color="#ffffff"/>
    </style:style>
    <style:style style:name="P11" style:family="paragraph" style:parent-style-name="Standard">
      <style:text-properties fo:color="#000000" loext:opacity="100%" officeooo:paragraph-rsid="00006063" fo:background-color="#ffffff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 style:shadow="none" style:join-border="false"/>
      <style:text-properties fo:font-variant="small-caps" fo:color="#000000" loext:opacity="100%" style:font-name="Times New Roman" fo:font-size="16pt" fo:language="fr" fo:country="FR" style:letter-kerning="false" style:font-name-asian="Times New Roman1" style:font-size-asian="16pt" style:language-asian="fr" style:country-asian="FR" style:font-name-complex="Times New Roman1" style:font-size-complex="16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language="fr" fo:country="FR" style:letter-kerning="false" style:font-name-asian="Times New Roman1" style:language-asian="fr" style:country-asian="FR" style:font-name-complex="Times New Roman1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fr" fo:country="FR" style:letter-kerning="false" style:font-name-asian="Times New Roman1" style:language-asian="fr" style:country-asian="FR" style:font-name-complex="Times New Roman1" style:language-complex="ar" style:country-complex="SA"/>
    </style:style>
    <style:style style:name="P15" style:family="paragraph" style:parent-style-name="Standard">
      <style:paragraph-properties fo:padding="0cm" fo:border="none" style:shadow="none" style:join-border="false">
        <style:tab-stops>
          <style:tab-stop style:position="8.001cm" style:type="center"/>
          <style:tab-stop style:position="8.502cm" style:type="center"/>
          <style:tab-stop style:position="16.002cm" style:type="right"/>
          <style:tab-stop style:position="17.191cm" style:type="right"/>
        </style:tab-stops>
      </style:paragraph-properties>
    </style:style>
    <style:style style:name="P16" style:family="paragraph" style:parent-style-name="Standard">
      <style:paragraph-properties fo:padding="0cm" fo:border="none" style:shadow="none" style:join-border="false">
        <style:tab-stops>
          <style:tab-stop style:position="8.001cm"/>
          <style:tab-stop style:position="16.002cm" style:type="right"/>
        </style:tab-stops>
      </style:paragraph-properties>
    </style:style>
    <style:style style:name="P17" style:family="paragraph" style:parent-style-name="Standard">
      <style:text-properties officeooo:paragraph-rsid="00006063"/>
    </style:style>
    <style:style style:name="P18" style:family="paragraph" style:parent-style-name="Standard">
      <style:text-properties officeooo:rsid="00006063" officeooo:paragraph-rsid="00006063"/>
    </style:style>
    <style:style style:name="P19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name-asian="Microsoft YaHei" style:font-weight-asian="bold" style:font-weight-complex="bold"/>
    </style:style>
    <style:style style:name="T2" style:family="text">
      <style:text-properties fo:color="#000000" loext:opacity="100%" style:font-size-complex="11pt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fo:color="#000000" loext:opacity="100%" fo:font-style="italic" style:font-style-asian="italic" style:font-size-complex="11pt"/>
    </style:style>
    <style:style style:name="T5" style:family="text">
      <style:text-properties fo:color="#000000" loext:opacity="100%" fo:background-color="#1e1e1e" loext:char-shading-value="0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fo:background-color="#ffffff" loext:char-shading-value="0"/>
    </style:style>
    <style:style style:name="T8" style:family="text">
      <style:text-properties fo:font-variant="small-caps" fo:color="#000000" loext:opacity="100%" fo:font-size="16pt" style:font-size-asian="16pt" style:font-size-complex="16pt"/>
    </style:style>
    <style:style style:name="T9" style:family="text">
      <style:text-properties fo:color="#000080" loext:opacity="100%" fo:font-style="italic" fo:font-weight="bold" style:font-style-asian="italic" style:font-weight-asian="bold"/>
    </style:style>
    <style:style style:name="T10" style:family="text">
      <style:text-properties fo:color="#008000" loext:opacity="100%" fo:font-style="italic" style:font-style-asian="italic"/>
    </style:style>
    <style:style style:name="T11" style:family="text">
      <style:text-properties officeooo:rsid="00006063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fo:background-color="#1e1e1e" loext:char-shading-value="0"/>
    </style:style>
    <style:style style:name="T14" style:family="text">
      <style:text-properties fo:color="#d4d4d4" loext:opacity="100%"/>
    </style:style>
    <style:style style:name="T15" style:family="text">
      <style:text-properties fo:color="#d4d4d4" loext:opacity="100%" fo:background-color="#1e1e1e" loext:char-shading-value="0"/>
    </style:style>
    <style:style style:name="T16" style:family="text">
      <style:text-properties fo:color="#dcdcdc" loext:opacity="100%"/>
    </style:style>
    <style:style style:name="T17" style:family="text">
      <style:text-properties fo:color="#dcdcdc" loext:opacity="100%" fo:background-color="#1e1e1e" loext:char-shading-value="0"/>
    </style:style>
    <style:style style:name="T18" style:family="text">
      <style:text-properties fo:color="#ce9178" loext:opacity="100%"/>
    </style:style>
    <style:style style:name="T19" style:family="text">
      <style:text-properties fo:color="#ce9178" loext:opacity="100%" fo:background-color="#1e1e1e" loext:char-shading-value="0"/>
    </style:style>
    <style:style style:name="T20" style:family="text">
      <style:text-properties fo:color="#3dc9b0" loext:opacity="100%"/>
    </style:style>
    <style:style style:name="T21" style:family="text">
      <style:text-properties fo:color="#3dc9b0" loext:opacity="100%" fo:background-color="#1e1e1e" loext:char-shading-value="0"/>
    </style:style>
    <style:style style:name="T22" style:family="text">
      <style:text-properties fo:color="#b5cea8" loext:opacity="100%"/>
    </style:style>
    <style:style style:name="T23" style:family="text">
      <style:text-properties fo:color="#ffffff" loext:opacity="100%" fo:background-color="#1e1e1e" loext:char-shading-value="0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552cm, 0cm, 1.593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Strong_20_Emphasis"><text:span text:style-name="T1">Auto évaluation - </text:span></text:span><text:bookmark text:name="_GoBack"/><text:span text:style-name="Strong_20_Emphasis"><text:span text:style-name="T1">TypeScript</text:span></text:span></text:h>
      <text:h text:style-name="Heading_20_2" text:outline-level="2"><text:bookmark text:name="&lt;strong&gt;Résumé&lt;/strong&gt;"/>Partie 1 – Questions de cours (8 points)</text:h>
      <text:list text:style-name="WWNum21">
        <text:list-item>
          <text:p text:style-name="P5">Quelle est la principale différence entre JavaScript et TypeScript ?</text:p>
        </text:list-item>
      </text:list>
      <text:p text:style-name="Standard">Réponse : <text:span text:style-name="T11">C’est un langage statique</text:span></text:p>
      <text:list text:continue-numbering="true" text:style-name="WWNum21">
        <text:list-item>
          <text:p text:style-name="P5">Cite deux avantages de TypeScript et un inconvénient.</text:p>
        </text:list-item>
      </text:list>
      <text:p text:style-name="Standard">Réponse : <text:span text:style-name="T11">la sûreté du typage et par extension code plus documenter mais plus de complexité </text:span></text:p>
      <text:list text:continue-numbering="true" text:style-name="WWNum21">
        <text:list-item>
          <text:p text:style-name="P5">Que signifie “typage statique” ?</text:p>
        </text:list-item>
      </text:list>
      <text:p text:style-name="Standard">Réponse : <text:span text:style-name="T11">un type qui ne peux pas changer </text:span></text:p>
      <text:list text:continue-numbering="true" text:style-name="WWNum21">
        <text:list-item>
          <text:p text:style-name="P5">Quelle commande permet d’initialiser un projet Node.js avant d’installer TypeScript ?</text:p>
        </text:list-item>
      </text:list>
      <text:p text:style-name="Standard">Réponse : npm init –y </text:p>
      <text:list text:continue-numbering="true" text:style-name="WWNum21">
        <text:list-item>
          <text:p text:style-name="P5">Quelle est la commande pour compiler un fichier TypeScript (app.ts) vers JavaScript ?</text:p>
        </text:list-item>
      </text:list>
      <text:p text:style-name="P17">Réponse : npx tsc src/app.ts --outDir distFichier <text:s/><text:tab/></text:p>
      <text:list text:continue-numbering="true" text:style-name="WWNum21">
        <text:list-item>
          <text:p text:style-name="P5">À quoi sert le fichier tsconfig.json ?</text:p>
        </text:list-item>
      </text:list>
      <text:p text:style-name="Standard">Réponse : <text:span text:style-name="T11">il indique au compilateur tout les fichier faisant partie du projet</text:span></text:p>
      <text:list text:continue-numbering="true" text:style-name="WWNum21">
        <text:list-item>
          <text:p text:style-name="P5">Quelle est la différence entre any et unknown ?</text:p>
        </text:list-item>
      </text:list>
      <text:p text:style-name="Standard">Réponse : <text:span text:style-name="T11">any desactive la verification des typages unknow non</text:span></text:p>
      <text:list text:continue-numbering="true" text:style-name="WWNum21">
        <text:list-item>
          <text:p text:style-name="P5">Que se passe-t-il si vous essayez d’additionner un nombre et une chaîne de caractères en TypeScript ?</text:p>
        </text:list-item>
      </text:list>
      <text:p text:style-name="Standard">Réponse : <text:span text:style-name="T11">cela ajoute le nombre au texte</text:span></text:p>
      <text:h text:style-name="Heading_20_2" text:outline-level="2">Partie 2 – Types et syntaxe (6 points)</text:h>
      <text:p text:style-name="Standard">Complétez ou corrigez les extraits suivants :</text:p>
      <text:list text:continue-numbering="true" text:style-name="WWNum21">
        <text:list-item>
          <text:p text:style-name="P5">Déclare une variable note de type nombre et initialise-la à 17.</text:p>
        </text:list-item>
      </text:list>
      <text:p text:style-name="Standard">Réponse : let variable: <text:span text:style-name="T11">number</text:span> = <text:span text:style-name="T11">17</text:span>; </text:p>
      <text:list text:continue-numbering="true" text:style-name="WWNum21">
        <text:list-item>
          <text:p text:style-name="P5">Écris un tableau de chaînes nommé prenoms contenant 'Alice', 'Bob', 'Charlie'.</text:p>
        </text:list-item>
      </text:list>
      <text:p text:style-name="Standard">Réponse : noms: string[] = ["Alice", "Bob", "Charlie"]; </text:p>
      <text:list text:continue-numbering="true" text:style-name="WWNum21">
        <text:list-item>
          <text:p text:style-name="P5">Corrige l’erreur de typage suivante : let age: number = '25';</text:p>
        </text:list-item>
      </text:list>
      <text:p text:style-name="P17">Réponse : let age: number = 25;</text:p>
      <text:list text:continue-numbering="true" text:style-name="WWNum21">
        <text:list-item>
          <text:p text:style-name="P5">Déclare un objet personne contenant un nom (string), un âge (number), et actif (boolean).</text:p>
        </text:list-item>
      </text:list>
      <text:p text:style-name="Standard">Réponse :personne: { nom: string; age: number; actif: boolean } = { nom: "<text:span text:style-name="T11">Baptiste</text:span>", age: <text:span text:style-name="T11">20</text:span>, actif: true, }; </text:p>
      <text:list text:continue-numbering="true" text:style-name="WWNum21">
        <text:list-item>
          <text:p text:style-name="P5">Crée un type personnalisé Produit avec les propriétés nom: string et prix: number. Puis déclare une variable article de ce type.</text:p>
        </text:list-item>
      </text:list>
      <text:p text:style-name="P17">Réponse : type Produit = { nom: string; prix: number; }; </text:p>
      <text:p text:style-name="P18"><text:soft-page-break/>let p1 :Produit ={nom="monster",prix=1,5} ;</text:p>
      <text:list text:continue-numbering="true" text:style-name="WWNum21">
        <text:list-item>
          <text:p text:style-name="P5">Déclare un enum Couleur contenant Rouge, Vert et Bleu. Puis assigne la valeur Rouge à une variable maCouleur.</text:p>
        </text:list-item>
      </text:list>
      <text:p text:style-name="Standard">Réponse : enum Couleur { Rouge, Vert, Bleu, } let maCouleur: Couleur = Couleur.Rouge; </text:p>
      <text:h text:style-name="Heading_20_2" text:outline-level="2">Partie 3 – Exercice pratique (6 points)</text:h>
      <text:p text:style-name="Standard">Corrige le code suivant pour qu’il soit valide en TypeScript :</text:p>
      <text:p text:style-name="P17"><text:line-break/><text:span text:style-name="T7">const compteur = document.querySelector("#compteur") as HTMLElement | null; </text:span></text:p>
      <text:p text:style-name="P9">let i = 0; </text:p>
      <text:p text:style-name="P10"/>
      <text:p text:style-name="P9">const increment = (e: MouseEvent): void =&gt; { </text:p>
      <text:p text:style-name="P9"><text:s text:c="2"/>i++; </text:p>
      <text:p text:style-name="P9"><text:s text:c="2"/>if (compteur) { </text:p>
      <text:p text:style-name="P9"><text:s text:c="4"/>const span = compteur.querySelector("span") as HTMLElement | null; </text:p>
      <text:p text:style-name="P9"><text:s text:c="4"/>if (span) { </text:p>
      <text:p text:style-name="P9"><text:s text:c="6"/>span.innerText = i.toString(); </text:p>
      <text:p text:style-name="P9"><text:s text:c="4"/>} </text:p>
      <text:p text:style-name="P9"><text:s text:c="2"/>} </text:p>
      <text:p text:style-name="P9">}; </text:p>
      <text:p text:style-name="P9">if (compteur) { </text:p>
      <text:p text:style-name="P9">compteur.addEventListener("click", increment); </text:p>
      <text:p text:style-name="P9">}</text:p>
      <text:p text:style-name="P11"/>
      <text:p text:style-name="P17">Écris une fonction fléchée addition qui prend deux nombres a et b et renvoie leur somme.</text:p>
      <text:p text:style-name="P17">const addition = (a: number, b: number): number =&gt; a + b;</text:p>
      <text:p text:style-name="P17">Écris un code utilisant forEach qui affiche chaque fruit du tableau suivant avec son index :<text:line-break/><text:line-break/>let fruits: string[] = ["Pomme", "Banane", "Cerise"];<text:line-break/>// Résultat attendu :<text:line-break/>// Fruit à l'index 0 : Pomme<text:line-break/>// Fruit à l'index 1 : Banane<text:line-break/>// Fruit à l'index 2 : Cerise<text:line-break/>fruits.forEach((fruit, index) =&gt; {</text:p>
      <text:p text:style-name="P17"><text:s text:c="4"/>console.log(`Fruit à l'index ${index} : ${fruit}`);</text:p>
      <text:p text:style-name="P17">})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.AppleSystemUIFont" svg:font-family=".AppleSystemUIFont" style:font-family-generic="roman" style:font-pitch="variable"/>
    <style:font-face style:name="Arial" svg:font-family="Arial" style:font-family-generic="roman" style:font-pitch="variable"/>
    <style:font-face style:name="Arial Gras" svg:font-family="'Arial Gras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Droid Sans Mono" svg:font-family="'Droid Sans Mono'" style:font-family-generic="roman" style:font-pitch="variable"/>
    <style:font-face style:name="Droid Sans Mono1" svg:font-family="'Droid Sans Mono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wiss"/>
    <style:font-face style:name="Noto Sans Symbols2" svg:font-family="'Noto Sans Symbol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fr" fo:country="FR" style:letter-kerning="false" style:font-name-asian="Times New Roman1" style:font-size-asian="11pt" style:language-asian="fr" style:country-asian="F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1pt" fo:language="fr" fo:country="FR" style:letter-kerning="false" style:font-name-asian="Times New Roman1" style:font-size-asian="11pt" style:language-asian="fr" style:country-asian="FR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WWNum4" style:class="text">
      <style:paragraph-properties fo:margin-top="0.423cm" fo:margin-bottom="0.212cm" style:contextual-spacing="false" fo:padding-left="0cm" fo:padding-right="0cm" fo:padding-top="0.035cm" fo:padding-bottom="0.035cm" fo:border-left="none" fo:border-right="none" fo:border-top="2.24pt solid #000000" fo:border-bottom="2.24pt solid #000000" fo:keep-with-next="always"/>
      <style:text-properties fo:color="#3366ff" loext:opacity="100%" style:font-name="Arial Gras" fo:font-family="'Arial Gras'" style:font-family-generic="roman" style:font-pitch="variable" fo:font-size="20pt" fo:font-weight="bold" style:letter-kerning="true" style:font-name-asian="Calibri1" style:font-family-asian="Calibri" style:font-family-generic-asian="system" style:font-pitch-asian="variable" style:font-size-asian="20pt" style:language-asian="en" style:country-asian="US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423cm" fo:margin-bottom="0.106cm" style:contextual-spacing="false" fo:keep-with-next="always"/>
      <style:text-properties fo:color="#ff0000" loext:opacity="100%" style:font-name="Arial" fo:font-family="Arial" style:font-family-generic="roman" style:font-pitch="variable" fo:font-size="14pt" fo:font-style="italic" fo:font-weight="bold" style:font-name-asian="Microsoft YaHei" style:font-family-asian="'Microsoft YaHei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left="3.81cm" fo:margin-top="0.423cm" fo:margin-bottom="0.106cm" style:contextual-spacing="false" fo:keep-with-next="always">
        <style:tab-stops>
          <style:tab-stop style:position="4.001cm"/>
        </style:tab-stops>
      </style:paragraph-properties>
      <style:text-properties fo:color="#33cc33" loext:opacity="100%" style:font-name="Arial" fo:font-family="Arial" style:font-family-generic="roman" style:font-pitch="variable" fo:font-size="13pt" fo:font-weight="bold" style:font-name-asian="Microsoft YaHei" style:font-family-asian="'Microsoft YaHei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Heading_20_5" style:next-style-name="Standard" loext:linked-style-name="Titre_20_4_20_Car" style:default-outline-level="4" style:list-style-name="" style:class="text">
      <style:paragraph-properties fo:margin-left="0.635cm"/>
      <style:text-properties style:font-name-asian="Microsoft YaHei" style:font-family-asian="'Microsoft YaHei'" style:font-family-generic-asian="system" style:font-pitch-asian="variable" style:language-asian="en" style:country-asian="US"/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WWNum3" style:class="text">
      <style:text-properties fo:font-size="11pt" style:text-underline-style="solid" style:text-underline-width="auto" style:text-underline-color="font-color" style:font-size-asian="11pt" style:font-size-complex="10pt"/>
    </style:style>
    <style:style style:name="Heading_20_6" style:display-name="Heading 6" style:family="paragraph" style:parent-style-name="Standard" style:next-style-name="Standard" loext:linked-style-name="Titre_20_6_20_Car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Titre_20_7_20_Car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loext:linked-style-name="Titre_20_8_20_Car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Titre_20_9_20_Car" style:default-outline-level="9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next-style-name="Heading_20_1" loext:linked-style-name="Titre_20_Car" style:default-outline-level="1" style:list-style-name="" style:class="chapter">
      <loext:graphic-properties draw:fill="solid" draw:fill-color="#5b9bd5"/>
      <style:paragraph-properties fo:margin-left="0.751cm" fo:margin-right="-0.54cm" fo:margin-top="0.423cm" fo:margin-bottom="0.106cm" style:contextual-spacing="false" fo:text-align="center" style:justify-single-word="false" fo:text-indent="-0.635cm" style:auto-text-indent="false" fo:background-color="#5b9bd5" fo:padding-left="0.141cm" fo:padding-right="0.141cm" fo:padding-top="0.035cm" fo:padding-bottom="0.035cm" fo:border="3pt solid #44546a" style:shadow="#000000 0.106cm 0.106cm"/>
      <style:text-properties fo:color="#ffffff" loext:opacity="100%" style:font-name="Calibri" fo:font-family="Calibri" style:font-family-generic="roman" style:font-pitch="variable" fo:font-size="36pt" fo:font-weight="bold" style:letter-kerning="true" style:font-size-asian="36pt" style:font-weight-asian="bold" style:font-name-complex="Calibri1" style:font-family-complex="Calibri" style:font-family-generic-complex="system" style:font-pitch-complex="variable" style:font-size-complex="36pt" style:font-weight-complex="bold">
        <loext:char-complex-color loext:theme-type="light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 style:font-size-complex="10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 style:font-size-complex="10pt"/>
    </style:style>
    <style:style style:name="List_20_Paragraph" style:display-name="List Paragraph" style:family="paragraph" style:parent-style-name="Standard" loext:linked-style-name="Paragraphe_20_de_20_liste_20_Car">
      <style:paragraph-properties fo:margin-left="1.249cm"/>
      <style:text-properties fo:font-size="11pt" style:font-size-asian="11pt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HTML_20_Preformatted" style:display-name="HTML Preformatted" style:family="paragraph" style:parent-style-name="Standard" loext:linked-style-name="Préformaté_20_HTML_20_Car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1pt" style:font-size-asian="11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annotation_20_text" style:display-name="annotation text" style:family="paragraph" style:parent-style-name="Standard" loext:linked-style-name="Commentaire_20_Car">
      <style:text-properties style:font-name="Arial" fo:font-family="Arial" style:font-family-generic="roman" style:font-pitch="variable" fo:font-size="11pt" style:font-size-asian="11pt" style:font-size-complex="10pt"/>
    </style:style>
    <style:style style:name="Balloon_20_Text" style:display-name="Balloon Text" style:family="paragraph" style:parent-style-name="Standard" loext:linked-style-name="Texte_20_de_20_bulles_20_C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rrection" style:family="paragraph" style:parent-style-name="HTML_20_Preformatted" loext:linked-style-name="Correction_20_Car">
      <loext:graphic-properties draw:fill="solid" draw:fill-color="#ffffff"/>
      <style:paragraph-properties fo:background-color="#ffffff" fo:padding-left="0.141cm" fo:padding-right="0cm" fo:padding-top="0cm" fo:padding-bottom="0cm" fo:border-left="0.51pt solid #000000" fo:border-right="none" fo:border-top="none" fo:border-bottom="none"/>
      <style:text-properties fo:color="#ff0000" loext:opacity="100%" fo:font-weight="bold" style:font-weight-asian="bold" style:font-weight-complex="bold" text:display="non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top="0.423cm" fo:margin-bottom="0cm" style:contextual-spacing="false" fo:line-height="108%" fo:keep-together="always" fo:padding="0cm" fo:border="none"/>
      <style:text-properties fo:text-transform="uppercase" fo:color="#2e74b5" loext:opacity="100%" style:font-name="Calibri Light" fo:font-family="'Calibri Light'" style:font-family-generic="roman" style:font-pitch="variable" fo:font-size="16pt" fo:font-weight="normal" style:letter-kerning="false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/>
      <style:text-properties style:font-name="Calibri" fo:font-family="Calibri" style:font-family-generic="roman" style:font-pitch="variable"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.212cm" fo:margin-bottom="0cm" style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itre_20_TP" style:display-name="Titre TP" style:family="paragraph" style:parent-style-name="Standard">
      <style:paragraph-properties fo:text-align="center" style:justify-single-word="false" style:border-line-width="0.026cm 0.026cm 0.026cm" fo:padding-left="0.141cm" fo:padding-right="0.141cm" fo:padding-top="0.035cm" fo:padding-bottom="0.035cm" fo:border="2.24pt double #000000" style:shadow="#000000 0.079cm 0.079cm"/>
      <style:text-properties fo:color="#ff0000" loext:opacity="100%" fo:font-size="23pt" fo:font-weight="bold" style:font-size-asian="23pt" style:font-weight-asian="bold" style:font-size-complex="23pt" style:font-weight-complex="bold"/>
    </style:style>
    <style:style style:name="annotation_20_subject" style:display-name="annotation subject" style:family="paragraph" style:parent-style-name="annotation_20_text" style:next-style-name="annotation_20_text" loext:linked-style-name="Objet_20_du_20_commentaire_20_Car">
      <style:text-properties style:font-name="Comic Sans MS" fo:font-family="'Comic Sans MS'" style:font-family-generic="roman" style:font-pitch="variable"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omic Sans MS" fo:font-family="'Comic Sans MS'" style:font-family-generic="roman" style:font-pitch="variable" fo:font-size="10pt" style:font-size-asian="10pt" style:font-size-complex="10pt"/>
    </style:style>
    <style:style style:name="Idle" style:family="paragraph" style:parent-style-name="HTML_20_Preformatted" loext:linked-style-name="Idle_20_Car">
      <loext:graphic-properties draw:fill="solid" draw:fill-color="#d9d9d9"/>
      <style:paragraph-properties fo:background-color="#d9d9d9" fo:padding-left="0.141cm" fo:padding-right="0cm" fo:padding-top="0cm" fo:padding-bottom="0cm" fo:border-left="0.51pt solid #000000" fo:border-right="none" fo:border-top="none" fo:border-bottom="none"/>
      <style:text-properties fo:color="#000000" loext:opacity="100%" style:font-name="Droid Sans Mono" fo:font-family="'Droid Sans Mono'" style:font-family-generic="roman" style:font-pitch="variable" fo:font-size="10pt" style:font-size-asian="10pt" style:font-name-complex="Droid Sans Mono1" style:font-family-complex="'Droid Sans Mono'" style:font-family-generic-complex="system" style:font-pitch-complex="variable" style:font-weight-complex="bold">
        <loext:char-complex-color loext:theme-type="dark1" loext:color-type="theme"/>
      </style:text-properties>
    </style:style>
    <style:style style:name="Code_20_Python" style:display-name="Code Python" style:family="paragraph" style:next-style-name="Standard" loext:linked-style-name="Code_20_Python_20_Car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 fo:padding-left="0.141cm" fo:padding-right="0cm" fo:padding-top="0cm" fo:padding-bottom="0cm" fo:border-left="1.5pt solid #2e74b5" fo:border-right="none" fo:border-top="none" fo:border-bottom="none" style:writing-mode="lr-tb"/>
      <style:text-properties style:font-name="Courier New" fo:font-family="'Courier New'" style:font-family-generic="roman" style:font-pitch="variable" fo:font-size="10pt" fo:language="en" fo:country="US" style:font-size-asian="10pt" style:font-name-complex="Courier New1" style:font-family-complex="'Courier New'" style:font-family-generic-complex="system" style:font-pitch-complex="variable" style:font-size-complex="10pt"/>
    </style:style>
    <style:style style:name="Question" style:family="paragraph" style:parent-style-name="List_20_Paragraph" style:next-style-name="Standard" loext:linked-style-name="Question_20_Car">
      <loext:graphic-properties draw:fill="solid" draw:fill-color="#ffffff"/>
      <style:paragraph-properties fo:margin-left="0cm" fo:orphans="0" fo:widows="0" fo:background-color="#ffffff"/>
      <style:text-properties fo:color="#44546a" loext:opacity="100%" style:text-underline-style="solid" style:text-underline-width="auto" style:text-underline-color="font-color" fo:font-weight="bold" fo:background-color="#bdd6ee" style:font-name-asian="Calibri1" style:font-family-asian="Calibri" style:font-family-generic-asian="system" style:font-pitch-asian="variable" style:language-asian="en" style:country-asian="US" style:font-weight-asian="bold" style:font-size-complex="11pt" style:font-weight-complex="bold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ocument_20_Map_20__28_WW_29_" style:display-name="Document Map (WW)" style:family="paragraph" style:parent-style-name="Standard" loext:linked-style-name="Explorateur_20_de_20_document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Do" style:family="paragraph" style:parent-style-name="List_20_Paragraph" loext:linked-style-name="ToDo_20_Car" style:list-style-name="WWNum2"/>
    <style:style style:name="paragraph" style:family="paragraph" style:parent-style-name="Standard">
      <style:paragraph-properties fo:margin-top="0.494cm" fo:margin-bottom="0.494cm" style:contextual-spacing="false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_28_Titre_20_5" style:display-name="(Titre 5" style:family="paragraph" style:parent-style-name="Standard">
      <style:paragraph-properties fo:margin-left="6.35cm" fo:text-indent="-0.635cm" style:auto-text-indent="false"/>
      <style:text-properties fo:font-size="11pt" style:font-size-asian="11pt" style:font-size-complex="10pt"/>
    </style:style>
    <style:style style:name="Code" style:family="paragraph" style:parent-style-name="Standard" loext:linked-style-name="Code_20_Car">
      <loext:graphic-properties draw:fill="solid" draw:fill-color="#bfbfbf"/>
      <style:paragraph-properties fo:background-color="#bfbfbf"/>
      <style:text-properties style:font-name="Comic Sans MS" fo:font-family="'Comic Sans MS'" style:font-family-generic="roman" style:font-pitch="variable" fo:font-size="11pt" style:font-size-asian="11pt" style:font-size-complex="10pt"/>
    </style:style>
    <style:style style:name="p1" style:family="paragraph" style:parent-style-name="Standard">
      <style:text-properties fo:color="#0e0e0e" loext:opacity="100%" style:font-name=".AppleSystemUIFont" fo:font-family=".AppleSystemUIFont" style:font-family-generic="roman" style:font-pitch="variable"/>
    </style:style>
    <style:style style:name="p2" style:family="paragraph" style:parent-style-name="Standard">
      <style:text-properties fo:color="#0e0e0e" loext:opacity="100%" style:font-name=".AppleSystemUIFont" fo:font-family=".AppleSystemUIFont" style:font-family-generic="roman" style:font-pitch="variable"/>
    </style:style>
    <style:style style:name="p3" style:family="paragraph" style:parent-style-name="Standard">
      <style:text-properties fo:color="#0e0e0e" loext:opacity="100%" style:font-name=".AppleSystemUIFont" fo:font-family=".AppleSystemUIFont" style:font-family-generic="roman" style:font-pitch="variable" fo:font-size="13pt" style:font-size-asian="13pt" style:font-size-complex="13pt"/>
    </style:style>
    <style:style style:name="p4" style:family="paragraph" style:parent-style-name="Standard">
      <style:paragraph-properties fo:margin-left="0.582cm" fo:margin-top="0.318cm" fo:margin-bottom="0cm" style:contextual-spacing="false" fo:text-indent="-0.582cm" style:auto-text-indent="false"/>
      <style:text-properties fo:color="#0e0e0e" loext:opacity="100%" style:font-name=".AppleSystemUIFont" fo:font-family=".AppleSystemUIFont" style:font-family-generic="roman" style:font-pitch="variable"/>
    </style:style>
    <style:style style:name="p5" style:family="paragraph" style:parent-style-name="Standard">
      <style:paragraph-properties fo:margin-left="0.714cm" fo:margin-top="0.318cm" fo:margin-bottom="0cm" style:contextual-spacing="false" fo:text-indent="-0.714cm" style:auto-text-indent="false"/>
      <style:text-properties fo:color="#0e0e0e" loext:opacity="100%" style:font-name=".AppleSystemUIFont" fo:font-family=".AppleSystemUIFont" style:font-family-generic="roman" style:font-pitch="variable"/>
    </style:style>
    <style:style style:name="l0" style:family="paragraph" style:parent-style-name="Standard">
      <style:paragraph-properties fo:margin-top="0.494cm" fo:margin-bottom="0.494cm" style:contextual-spacing="false"/>
    </style:style>
    <style:style style:name="l1" style:family="paragraph" style:parent-style-name="Standard">
      <style:paragraph-properties fo:margin-top="0.494cm" fo:margin-bottom="0.494cm" style:contextual-spacing="false"/>
    </style:style>
    <style:style style:name="l2" style:family="paragraph" style:parent-style-name="Standard">
      <style:paragraph-properties fo:margin-top="0.494cm" fo:margin-bottom="0.494cm" style:contextual-spacing="false"/>
    </style:style>
    <style:style style:name="l3" style:family="paragraph" style:parent-style-name="Standard">
      <style:paragraph-properties fo:margin-top="0.494cm" fo:margin-bottom="0.494cm" style:contextual-spacing="false"/>
    </style:style>
    <style:style style:name="l4" style:family="paragraph" style:parent-style-name="Standard">
      <style:paragraph-properties fo:margin-top="0.494cm" fo:margin-bottom="0.494cm" style:contextual-spacing="false"/>
    </style:style>
    <style:style style:name="l5" style:family="paragraph" style:parent-style-name="Standard">
      <style:paragraph-properties fo:margin-top="0.494cm" fo:margin-bottom="0.494cm" style:contextual-spacing="false"/>
    </style:style>
    <style:style style:name="l6" style:family="paragraph" style:parent-style-name="Standard">
      <style:paragraph-properties fo:margin-top="0.494cm" fo:margin-bottom="0.494cm" style:contextual-spacing="false"/>
    </style:style>
    <style:style style:name="l7" style:family="paragraph" style:parent-style-name="Standard">
      <style:paragraph-properties fo:margin-top="0.494cm" fo:margin-bottom="0.494cm" style:contextual-spacing="false"/>
    </style:style>
    <style:style style:name="l8" style:family="paragraph" style:parent-style-name="Standard">
      <style:paragraph-properties fo:margin-top="0.494cm" fo:margin-bottom="0.494cm" style:contextual-spacing="false"/>
    </style:style>
    <style:style style:name="l9" style:family="paragraph" style:parent-style-name="Standard">
      <style:paragraph-properties fo:margin-top="0.494cm" fo:margin-bottom="0.494cm" style:contextual-spacing="false"/>
    </style:style>
    <style:style style:name="List_20_1" style:display-name="List 1" style:family="paragraph" style:parent-style-name="Standard" style:list-style-name="WWNum21" style:class="list">
      <style:paragraph-properties fo:margin-top="0cm" fo:margin-bottom="0.353cm" style:contextual-spacing="true" fo:line-height="115%"/>
      <style:text-properties style:font-name="Calibri" fo:font-family="Calibri" style:font-family-generic="roman" style:font-pitch="variable" fo:font-size="11pt" fo:language="en" fo:country="US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Default_20_Paragraph_20_Font_20__28_WW_29_" style:display-name="Default Paragraph Font (WW)" style:family="text"/>
    <style:style style:name="Titre_20_1_20_Car" style:display-name="Titre 1 Car" style:family="text" style:parent-style-name="Default_20_Paragraph_20_Font_20__28_WW_29_">
      <style:text-properties fo:color="#3366ff" loext:opacity="100%" style:font-name="Arial Gras" fo:font-family="'Arial Gras'" style:font-family-generic="roman" style:font-pitch="variable" fo:font-size="20pt" fo:font-weight="bold" style:letter-kerning="true" style:font-name-asian="Calibri1" style:font-family-asian="Calibri" style:font-family-generic-asian="system" style:font-pitch-asian="variable" style:font-size-asian="20pt" style:language-asian="en" style:country-asian="US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Titre_20_2_20_Car" style:display-name="Titre 2 Car" style:family="text" style:parent-style-name="Default_20_Paragraph_20_Font_20__28_WW_29_">
      <style:text-properties fo:color="#ff0000" loext:opacity="100%" style:font-name="Arial" fo:font-family="Arial" style:font-family-generic="roman" style:font-pitch="variable" fo:font-size="14pt" fo:font-style="italic" fo:font-weight="bold" style:font-name-asian="Microsoft YaHei" style:font-family-asian="'Microsoft YaHei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 style:parent-style-name="Default_20_Paragraph_20_Font_20__28_WW_29_">
      <style:text-properties fo:color="#33cc33" loext:opacity="100%" style:font-name="Arial" fo:font-family="Arial" style:font-family-generic="roman" style:font-pitch="variable" fo:font-size="13pt" fo:font-weight="bold" style:font-name-asian="Microsoft YaHei" style:font-family-asian="'Microsoft YaHei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itre_20_4_20_Car" style:display-name="Titre 4 Car" style:family="text" style:parent-style-name="Default_20_Paragraph_20_Font_20__28_WW_29_">
      <style:text-properties style:text-underline-style="solid" style:text-underline-width="auto" style:text-underline-color="font-color" style:font-name-asian="Microsoft YaHei" style:font-family-asian="'Microsoft YaHei'" style:font-family-generic-asian="system" style:font-pitch-asian="variable" style:language-asian="en" style:country-asian="US" style:font-size-complex="10pt"/>
    </style:style>
    <style:style style:name="Titre_20_5_20_Car" style:display-name="Titre 5 Car" style:family="text" style:parent-style-name="Default_20_Paragraph_20_Font_20__28_WW_29_">
      <style:text-properties style:text-underline-style="solid" style:text-underline-width="auto" style:text-underline-color="font-color" style:font-size-complex="10pt"/>
    </style:style>
    <style:style style:name="Titre_20_6_20_Car" style:display-name="Titre 6 Car" style:family="text" style:parent-style-name="Default_20_Paragraph_20_Font_20__28_WW_29_">
      <style:text-properties fo:font-weight="bold" style:font-weight-asian="bold" style:font-weight-complex="bold"/>
    </style:style>
    <style:style style:name="Titre_20_7_20_Car" style:display-name="Titre 7 Car" style:family="text" style:parent-style-name="Default_20_Paragraph_20_Font_20__28_WW_29_">
      <style:text-properties fo:font-size="12pt" style:font-size-asian="12pt" style:font-size-complex="12pt"/>
    </style:style>
    <style:style style:name="Titre_20_8_20_Car" style:display-name="Titre 8 Car" style:family="text" style:parent-style-name="Default_20_Paragraph_20_Font_20__28_WW_29_">
      <style:text-properties fo:font-size="12pt" fo:font-style="italic" style:font-size-asian="12pt" style:font-style-asian="italic" style:font-size-complex="12pt" style:font-style-complex="italic"/>
    </style:style>
    <style:style style:name="Titre_20_9_20_Car" style:display-name="Titre 9 Car" style:family="text" style:parent-style-name="Default_20_Paragraph_20_Font_20__28_WW_29_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En-tête_20_Car" style:display-name="En-tête Car" style:family="text" style:parent-style-name="Default_20_Paragraph_20_Font_20__28_WW_29_">
      <style:text-properties style:font-name="Comic Sans MS" fo:font-family="'Comic Sans MS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_20__28_WW_29_">
      <style:text-properties style:font-name="Comic Sans MS" fo:font-family="'Comic Sans MS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Préformaté_20_HTML_20_Car" style:display-name="Préformaté HTML C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_20__28_WW_29_"/>
    <style:style style:name="label" style:family="text" style:parent-style-name="Default_20_Paragraph_20_Font_20__28_WW_29_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_20__28_WW_29_" loext:linked-style-name="annotation_20_tex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lang-en" style:family="text" style:parent-style-name="Default_20_Paragraph_20_Font_20__28_WW_29_"/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fr" style:country-asian="FR" style:font-name-complex="Segoe UI1" style:font-family-complex="'Segoe UI'" style:font-family-generic-complex="system" style:font-pitch-complex="variable" style:font-size-complex="9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orrection_20_Car" style:display-name="Correction Car" style:family="text" style:parent-style-name="Préformaté_20_HTML_20_Car" loext:linked-style-name="Correction">
      <style:text-properties fo:color="#ff0000" loext:opacity="100%" style:font-name="Courier New" fo:font-family="'Courier New'" style:font-family-generic="roman" style:font-pitch="variable" fo:font-size="10pt" fo:font-weight="bold" fo:background-color="#ffffff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name-complex="Courier New1" style:font-family-complex="'Courier New'" style:font-family-generic-complex="system" style:font-pitch-complex="variable" style:font-size-complex="10pt" style:font-weight-complex="bold" text:display="none"/>
    </style:style>
    <style:style style:name="mw-headline" style:family="text" style:parent-style-name="Default_20_Paragraph_20_Font_20__28_WW_29_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notranslate" style:family="text" style:parent-style-name="Default_20_Paragraph_20_Font_20__28_WW_29_"/>
    <style:style style:name="nowrap" style:family="text" style:parent-style-name="Default_20_Paragraph_20_Font_20__28_WW_29_"/>
    <style:style style:name="Objet_20_du_20_commentaire_20_Car" style:display-name="Objet du commentaire Car" style:family="text" style:parent-style-name="Commentaire_20_Car" loext:linked-style-name="annotation_20_subject">
      <style:text-properties style:font-name="Comic Sans MS" fo:font-family="'Comic Sans MS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t" style:family="text" style:parent-style-name="Default_20_Paragraph_20_Font_20__28_WW_29_"/>
    <style:style style:name="Paragraphe_20_de_20_liste_20_Car" style:display-name="Paragraphe de liste Car" style:family="text" style:parent-style-name="Default_20_Paragraph_20_Font_20__28_WW_29_" loext:linked-style-name="List_20_Paragraph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apple-converted-space" style:family="text" style:parent-style-name="Default_20_Paragraph_20_Font_20__28_WW_29_"/>
    <style:style style:name="sig-paren" style:family="text" style:parent-style-name="Default_20_Paragraph_20_Font_20__28_WW_29_"/>
    <style:style style:name="Idle_20_Car" style:display-name="Idle Car" style:family="text" style:parent-style-name="Préformaté_20_HTML_20_Car" loext:linked-style-name="Idle">
      <style:text-properties fo:color="#000000" loext:opacity="100%" style:font-name="Droid Sans Mono" fo:font-family="'Droid Sans Mono'" style:font-family-generic="roman" style:font-pitch="variable" fo:font-size="10pt" fo:background-color="#d9d9d9" style:font-name-asian="Times New Roman1" style:font-family-asian="'Times New Roman'" style:font-family-generic-asian="system" style:font-pitch-asian="variable" style:font-size-asian="10pt" style:language-asian="fr" style:country-asian="FR" style:font-name-complex="Droid Sans Mono1" style:font-family-complex="'Droid Sans Mono'" style:font-family-generic-complex="system" style:font-pitch-complex="variable" style:font-size-complex="10pt" style:font-weight-complex="bold">
        <loext:char-complex-color loext:theme-type="dark1" loext:color-type="theme"/>
      </style:text-properties>
    </style:style>
    <style:style style:name="Code_20_Python_20_Car" style:display-name="Code Python Car" style:family="text" style:parent-style-name="Default_20_Paragraph_20_Font_20__28_WW_29_" loext:linked-style-name="Code_20_Python">
      <style:text-properties style:font-name="Courier New" fo:font-family="'Courier New'" style:font-family-generic="roman" style:font-pitch="variable" fo:font-size="10pt" fo:language="en" fo:country="US" fo:background-color="#ffffff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estion_20_Car" style:display-name="Question Car" style:family="text" style:parent-style-name="Paragraphe_20_de_20_liste_20_Car" loext:linked-style-name="Question">
      <style:text-properties fo:color="#44546a" loext:opacity="100%" style:font-name="Times New Roman" fo:font-family="'Times New Roman'" style:font-family-generic="roman" style:font-pitch="variable" style:text-underline-style="solid" style:text-underline-width="auto" style:text-underline-color="font-color" fo:font-weight="bold" fo:background-color="#ffffff" style:font-name-asian="Calibri1" style:font-family-asian="Calibri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o" style:family="text" style:parent-style-name="Default_20_Paragraph_20_Font_20__28_WW_29_"/>
    <style:style style:name="n" style:family="text" style:parent-style-name="Default_20_Paragraph_20_Font_20__28_WW_29_"/>
    <style:style style:name="p" style:family="text" style:parent-style-name="Default_20_Paragraph_20_Font_20__28_WW_29_"/>
    <style:style style:name="nb" style:family="text" style:parent-style-name="Default_20_Paragraph_20_Font_20__28_WW_29_"/>
    <style:style style:name="s1" style:family="text" style:parent-style-name="Default_20_Paragraph_20_Font_20__28_WW_29_"/>
    <style:style style:name="mi" style:family="text" style:parent-style-name="Default_20_Paragraph_20_Font_20__28_WW_29_"/>
    <style:style style:name="s2" style:family="text" style:parent-style-name="Default_20_Paragraph_20_Font_20__28_WW_29_"/>
    <style:style style:name="k" style:family="text" style:parent-style-name="Default_20_Paragraph_20_Font_20__28_WW_29_"/>
    <style:style style:name="Mention_20_non_20_résolue1" style:display-name="Mention non résolue1" style:family="text" style:parent-style-name="Default_20_Paragraph_20_Font_20__28_WW_29_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Explorateur_20_de_20_documents_20_Car" style:display-name="Explorateur de documents Car" style:family="text" style:parent-style-name="Default_20_Paragraph_20_Font_20__28_WW_29_" loext:linked-style-name="Document_20_Map_20__28_WW_29_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Mention_20_non_20_résolue2" style:display-name="Mention non résolue2" style:family="text" style:parent-style-name="Default_20_Paragraph_20_Font_20__28_WW_29_">
      <style:text-properties fo:color="#605e5c" loext:opacity="100%" fo:background-color="#e1dfdd"/>
    </style:style>
    <style:style style:name="Mention_20_non_20_résolue3" style:display-name="Mention non résolue3" style:family="text" style:parent-style-name="Default_20_Paragraph_20_Font_20__28_WW_29_">
      <style:text-properties fo:color="#605e5c" loext:opacity="100%" fo:background-color="#e1dfdd"/>
    </style:style>
    <style:style style:name="pre" style:family="text" style:parent-style-name="Default_20_Paragraph_20_Font_20__28_WW_29_"/>
    <style:style style:name="dynamic-keybinding" style:family="text" style:parent-style-name="Default_20_Paragraph_20_Font_20__28_WW_29_"/>
    <style:style style:name="ToDo_20_Car" style:display-name="ToDo Car" style:family="text" style:parent-style-name="Paragraphe_20_de_20_liste_20_Car" loext:linked-style-name="ToDo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lid-translation" style:family="text" style:parent-style-name="Default_20_Paragraph_20_Font_20__28_WW_29_"/>
    <style:style style:name="awsui-util-font-size-2" style:family="text" style:parent-style-name="Default_20_Paragraph_20_Font_20__28_WW_29_"/>
    <style:style style:name="nf" style:family="text" style:parent-style-name="Default_20_Paragraph_20_Font_20__28_WW_29_"/>
    <style:style style:name="ow" style:family="text" style:parent-style-name="Default_20_Paragraph_20_Font_20__28_WW_29_"/>
    <style:style style:name="alert-content" style:family="text" style:parent-style-name="Default_20_Paragraph_20_Font_20__28_WW_29_"/>
    <style:style style:name="Titre_20_Car" style:display-name="Titre Car" style:family="text" style:parent-style-name="Default_20_Paragraph_20_Font_20__28_WW_29_">
      <style:text-properties fo:color="#ffffff" loext:opacity="100%" style:font-name="Calibri" fo:font-family="Calibri" style:font-family-generic="roman" style:font-pitch="variable" fo:font-size="36pt" fo:font-weight="bold" style:letter-kerning="true" fo:background-color="#5b9bd5" style:font-size-asian="36pt" style:font-weight-asian="bold" style:font-name-complex="Calibri1" style:font-family-complex="Calibri" style:font-family-generic-complex="system" style:font-pitch-complex="variable" style:font-size-complex="36pt" style:font-weight-complex="bold">
        <loext:char-complex-color loext:theme-type="light1" loext:color-type="theme"/>
      </style:text-properties>
    </style:style>
    <style:style style:name="normaltextrun" style:family="text" style:parent-style-name="Default_20_Paragraph_20_Font_20__28_WW_29_"/>
    <style:style style:name="eop" style:family="text" style:parent-style-name="Default_20_Paragraph_20_Font_20__28_WW_29_"/>
    <style:style style:name="contextualspellingandgrammarerror" style:family="text" style:parent-style-name="Default_20_Paragraph_20_Font_20__28_WW_29_"/>
    <style:style style:name="spellingerror" style:family="text" style:parent-style-name="Default_20_Paragraph_20_Font_20__28_WW_29_"/>
    <style:style style:name="Code_20_Car" style:display-name="Code Car" style:family="text" style:parent-style-name="Default_20_Paragraph_20_Font_20__28_WW_29_" loext:linked-style-name="Code">
      <style:text-properties style:font-name="Comic Sans MS" fo:font-family="'Comic Sans MS'" style:font-family-generic="roman" style:font-pitch="variable" fo:background-color="#bfbfbf" style:font-size-complex="10pt"/>
    </style:style>
    <style:style style:name="sc101" style:family="text" style:parent-style-name="Default_20_Paragraph_20_Font_20__28_WW_29_">
      <style:text-properties fo:color="#ff8000" loext:opacity="100%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0" style:family="text" style:parent-style-name="Default_20_Paragraph_20_Font_20__28_WW_29_">
      <style:text-properties fo:color="#000000" loext:opacity="100%" style:font-name="Consolas" fo:font-family="Consolas" style:font-family-generic="roman" style:font-pitch="variable" fo:font-size="10pt" style:font-size-asian="10pt" style:font-size-complex="10pt"/>
    </style:style>
    <style:style style:name="sc21" style:family="text" style:parent-style-name="Default_20_Paragraph_20_Font_20__28_WW_29_">
      <style:text-properties fo:color="#b04600" loext:opacity="100%" style:font-name="Consolas" fo:font-family="Consolas" style:font-family-generic="roman" style:font-pitch="variable" fo:font-size="10pt" style:font-size-asian="10pt" style:font-size-complex="10pt"/>
    </style:style>
    <style:style style:name="sc51" style:family="text" style:parent-style-name="Default_20_Paragraph_20_Font_20__28_WW_29_">
      <style:text-properties fo:color="#7f0055" loext:opacity="100%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11" style:family="text" style:parent-style-name="Default_20_Paragraph_20_Font_20__28_WW_29_">
      <style:text-properties fo:color="#000000" loext:opacity="100%" style:font-name="Consolas" fo:font-family="Consolas" style:font-family-generic="roman" style:font-pitch="variable" fo:font-size="10pt" style:font-size-asian="10pt" style:font-size-complex="10pt"/>
    </style:style>
    <style:style style:name="sc41" style:family="text" style:parent-style-name="Default_20_Paragraph_20_Font_20__28_WW_29_">
      <style:text-properties fo:color="#008000" loext:opacity="100%" style:font-name="Consolas" fo:font-family="Consolas" style:font-family-generic="roman" style:font-pitch="variable" fo:font-size="10pt" style:font-size-asian="10pt" style:font-size-complex="10pt"/>
    </style:style>
    <style:style style:name="sc31" style:family="text" style:parent-style-name="Default_20_Paragraph_20_Font_20__28_WW_29_">
      <style:text-properties fo:color="#008000" loext:opacity="100%" style:font-name="Consolas" fo:font-family="Consolas" style:font-family-generic="roman" style:font-pitch="variable" fo:font-size="10pt" style:font-size-asian="10pt" style:font-size-complex="10pt"/>
    </style:style>
    <style:style style:name="sc12" style:family="text" style:parent-style-name="Default_20_Paragraph_20_Font_20__28_WW_29_">
      <style:text-properties fo:color="#808080" loext:opacity="100%" style:font-name="Consolas" fo:font-family="Consolas" style:font-family-generic="roman" style:font-pitch="variable" fo:font-size="10pt" style:font-size-asian="10pt" style:font-size-complex="10pt"/>
    </style:style>
    <style:style style:name="sc13" style:family="text" style:parent-style-name="Default_20_Paragraph_20_Font_20__28_WW_29_">
      <style:text-properties fo:color="#000000" loext:opacity="100%" style:font-name="Consolas" fo:font-family="Consolas" style:font-family-generic="roman" style:font-pitch="variable" fo:font-size="10pt" style:font-size-asian="10pt" style:font-size-complex="10pt"/>
    </style:style>
    <style:style style:name="sc71" style:family="text" style:parent-style-name="Default_20_Paragraph_20_Font_20__28_WW_29_">
      <style:text-properties fo:color="#ff8000" loext:opacity="100%" style:font-name="Consolas" fo:font-family="Consolas" style:font-family-generic="roman" style:font-pitch="variable" fo:font-size="10pt" style:text-underline-style="solid" style:text-underline-width="auto" style:text-underline-color="font-color" style:font-size-asian="10pt" style:font-size-complex="10pt"/>
    </style:style>
    <style:style style:name="tagnamecolor" style:family="text" style:parent-style-name="Default_20_Paragraph_20_Font_20__28_WW_29_"/>
    <style:style style:name="tagcolor" style:family="text" style:parent-style-name="Default_20_Paragraph_20_Font_20__28_WW_29_"/>
    <style:style style:name="attributecolor" style:family="text" style:parent-style-name="Default_20_Paragraph_20_Font_20__28_WW_29_"/>
    <style:style style:name="attributevaluecolor" style:family="text" style:parent-style-name="Default_20_Paragraph_20_Font_20__28_WW_29_"/>
    <style:style style:name="message-body" style:family="text" style:parent-style-name="Default_20_Paragraph_20_Font_20__28_WW_29_"/>
    <style:style style:name="cm-variable" style:family="text" style:parent-style-name="Default_20_Paragraph_20_Font_20__28_WW_29_"/>
    <style:style style:name="cm-property" style:family="text" style:parent-style-name="Default_20_Paragraph_20_Font_20__28_WW_29_"/>
    <style:style style:name="cm-undefined" style:family="text" style:parent-style-name="Default_20_Paragraph_20_Font_20__28_WW_29_"/>
    <style:style style:name="cm-string" style:family="text" style:parent-style-name="Default_20_Paragraph_20_Font_20__28_WW_29_"/>
    <style:style style:name="cm-operator" style:family="text" style:parent-style-name="Default_20_Paragraph_20_Font_20__28_WW_29_"/>
    <style:style style:name="cm-variable-2" style:family="text" style:parent-style-name="Default_20_Paragraph_20_Font_20__28_WW_29_"/>
    <style:style style:name="cm-keyword" style:family="text" style:parent-style-name="Default_20_Paragraph_20_Font_20__28_WW_29_"/>
    <style:style style:name="cm-def" style:family="text" style:parent-style-name="Default_20_Paragraph_20_Font_20__28_WW_29_"/>
    <style:style style:name="apple-tab-span" style:family="text" style:parent-style-name="Default_20_Paragraph_20_Font_20__28_WW_29_"/>
    <style:style style:name="kwd" style:family="text" style:parent-style-name="Default_20_Paragraph_20_Font_20__28_WW_29_"/>
    <style:style style:name="pln" style:family="text" style:parent-style-name="Default_20_Paragraph_20_Font_20__28_WW_29_"/>
    <style:style style:name="pun" style:family="text" style:parent-style-name="Default_20_Paragraph_20_Font_20__28_WW_29_"/>
    <style:style style:name="com" style:family="text" style:parent-style-name="Default_20_Paragraph_20_Font_20__28_WW_29_"/>
    <style:style style:name="lit" style:family="text" style:parent-style-name="Default_20_Paragraph_20_Font_20__28_WW_29_"/>
    <style:style style:name="str" style:family="text" style:parent-style-name="Default_20_Paragraph_20_Font_20__28_WW_29_"/>
    <style:style style:name="typ" style:family="text" style:parent-style-name="Default_20_Paragraph_20_Font_20__28_WW_29_"/>
    <style:style style:name="ListLabel_20_1" style:display-name="ListLabel 1" style:family="text">
      <style:text-properties style:font-name="Noto Sans Symbols" fo:font-family="'Noto Sans Symbols'" style:font-family-generic="roman" style:font-pitch="variabl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/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/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/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/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/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0.769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9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9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79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9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9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9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0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au1" style:family="table">
      <style:table-properties style:width="18.434cm" fo:margin-top="0cm" fo:margin-bottom="0cm" table:align="center" style:writing-mode="lr-tb"/>
    </style:style>
    <style:style style:name="Tableau1.A" style:family="table-column">
      <style:table-column-properties style:column-width="5.251cm"/>
    </style:style>
    <style:style style:name="Tableau1.B" style:family="table-column">
      <style:table-column-properties style:column-width="9.125cm"/>
    </style:style>
    <style:style style:name="Tableau1.C" style:family="table-column">
      <style:table-column-properties style:column-width="4.059cm"/>
    </style:style>
    <style:style style:name="Tableau1.1" style:family="table-row">
      <style:table-row-properties style:min-row-height="0.78cm" fo:keep-together="always"/>
    </style:style>
    <style:style style:name="Tableau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1.616cm" fo:keep-together="always"/>
    </style:style>
    <style:style style:name="MP1" style:family="paragraph" style:parent-style-name="Standard">
      <style:paragraph-properties fo:line-height="115%" fo:orphans="0" fo:widows="0" fo:padding="0cm" fo:border="none" style:shadow="none" style:join-border="false"/>
    </style:style>
    <style:style style:name="MP2" style:family="paragraph" style:parent-style-name="Standard">
      <style:paragraph-properties fo:margin-top="0cm" fo:margin-bottom="0cm" style:contextual-spacing="false" fo:text-align="center" style:justify-single-word="false" fo:orphans="2" fo:widows="2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language="fr" fo:country="FR" style:letter-kerning="false" style:font-name-asian="Times New Roman1" style:language-asian="fr" style:country-asian="FR" style:font-name-complex="Times New Roman1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fr" fo:country="FR" style:letter-kerning="false" style:font-name-asian="Times New Roman1" style:language-asian="fr" style:country-asian="FR" style:font-name-complex="Times New Roman1" style:language-complex="ar" style:country-complex="SA"/>
    </style:style>
    <style:style style:name="MP4" style:family="paragraph" style:parent-style-name="Standard">
      <style:paragraph-properties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loext:opacity="100%" style:font-size-complex="11pt"/>
    </style:style>
    <style:style style:name="MP5" style:family="paragraph" style:parent-style-name="Standard">
      <style:paragraph-properties fo:padding="0cm" fo:border="none" style:shadow="none" style:join-border="false">
        <style:tab-stops>
          <style:tab-stop style:position="8.001cm" style:type="center"/>
          <style:tab-stop style:position="8.502cm" style:type="center"/>
          <style:tab-stop style:position="16.002cm" style:type="right"/>
          <style:tab-stop style:position="17.191cm" style:type="right"/>
        </style:tab-stops>
      </style:paragraph-properties>
    </style:style>
    <style:style style:name="MP6" style:family="paragraph" style:parent-style-name="Standard">
      <style:paragraph-properties fo:padding="0cm" fo:border="none" style:shadow="none" style:join-border="false">
        <style:tab-stops>
          <style:tab-stop style:position="8.001cm"/>
          <style:tab-stop style:position="16.002cm" style:type="right"/>
        </style:tab-stops>
      </style:paragraph-properties>
    </style:style>
    <style:style style:name="MP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 style:shadow="none" style:join-border="false"/>
      <style:text-properties fo:color="#000000" loext:opacity="100%" style:font-name="Times New Roman" fo:language="fr" fo:country="FR" style:letter-kerning="false" style:font-name-asian="Times New Roman1" style:language-asian="fr" style:country-asian="FR" style:font-name-complex="Times New Roman1" style:font-size-complex="11pt" style:language-complex="ar" style:country-complex="SA"/>
    </style:style>
    <style:style style:name="MP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 style:shadow="none" style:join-border="false"/>
      <style:text-properties fo:font-variant="small-caps" fo:color="#000000" loext:opacity="100%" style:font-name="Times New Roman" fo:font-size="16pt" fo:language="fr" fo:country="FR" style:letter-kerning="false" style:font-name-asian="Times New Roman1" style:font-size-asian="16pt" style:language-asian="fr" style:country-asian="FR" style:font-name-complex="Times New Roman1" style:font-size-complex="16pt" style:language-complex="ar" style:country-complex="SA"/>
    </style:style>
    <style:style style:name="MT1" style:family="text">
      <style:text-properties fo:color="#000000" loext:opacity="100%" style:font-size-complex="11pt"/>
    </style:style>
    <style:style style:name="MT2" style:family="text">
      <style:text-properties fo:font-variant="small-caps" fo:color="#000000" loext:opacity="100%" fo:font-size="16pt" style:font-size-asian="16pt" style:font-size-complex="16pt"/>
    </style:style>
    <style:style style:name="MT3" style:family="text">
      <style:text-properties fo:color="#000000" loext:opacity="100%" fo:font-size="16pt" style:font-size-asian="16pt" style:font-size-complex="16pt"/>
    </style:style>
    <style:style style:name="MT4" style:family="text">
      <style:text-properties fo:color="#000000" loext:opacity="100%" fo:font-style="italic" style:font-style-asian="italic" style:font-size-complex="11pt"/>
    </style:style>
    <style:style style:name="MT5" style:family="text">
      <style:text-properties fo:color="#000080" loext:opacity="100%" fo:font-style="italic" fo:font-weight="bold" style:font-style-asian="italic" style:font-weight-asian="bold"/>
    </style:style>
    <style:style style:name="MT6" style:family="text">
      <style:text-properties fo:color="#008000" loext:opacity="100%" fo:font-style="italic" style:font-style-asian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552cm, 0cm, 1.593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002cm" fo:margin-bottom="0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68cm" fo:margin-left="0cm" fo:margin-right="0cm" fo:margin-bottom="0.168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table:number-rows-spanned="2" office:value-type="string">
              <text:p text:style-name="MP2" loext:marker-style-name="MT1"><draw:frame draw:style-name="Mfr1" draw:name="Image 213" text:anchor-type="as-char" svg:width="5.002cm" svg:height="2.028cm" draw:z-index="3"><draw:image xlink:href="Pictures/10000000000000C8000000C80A6D73B9AC5ADF22.jpg" xlink:type="simple" xlink:show="embed" xlink:actuate="onLoad" draw:mime-type="image/jpeg"/><svg:desc>Employés de Université Polytechnique Hauts-de-France, lieu, anciens  employés | LinkedIn</svg:desc></draw:frame></text:p>
            </table:table-cell>
            <table:table-cell table:style-name="Tableau1.A1" office:value-type="string">
              <text:p text:style-name="MP3">Technologie du Web</text:p>
            </table:table-cell>
            <table:table-cell table:style-name="Tableau1.A1" table:number-rows-spanned="2" office:value-type="string">
              <text:p text:style-name="MP2" loext:marker-style-name="MT1"><draw:frame draw:style-name="Mfr2" draw:name="Image 62" text:anchor-type="as-char" svg:width="3.81cm" svg:height="0.965cm" draw:z-index="5"><draw:image xlink:href="Pictures/1000000000000AD5000002BEE27072305409F2C7.jpg" xlink:type="simple" xlink:show="embed" xlink:actuate="onLoad" draw:mime-type="image/jpeg"/><svg:desc>Classement Master INSA Hauts-de-France N°4 au classement Masters Mobilité  et Transports, Master International Transport et Energie</svg:desc></draw:frame></text:p>
            </table:table-cell>
          </table:table-row>
          <table:table-row table:style-name="Tableau1.2">
            <table:covered-table-cell table:style-name="Tableau1.A1"/>
            <table:table-cell table:style-name="Tableau1.A1" office:value-type="string">
              <text:p text:style-name="MP2" loext:marker-style-name="MT2"><text:span text:style-name="MT3">Javascript</text:span><text:span text:style-name="MT2"/></text:p>
            </table:table-cell>
            <table:covered-table-cell table:style-name="Tableau1.A1"/>
          </table:table-row>
        </table:table>
        <text:p text:style-name="MP4" loext:marker-style-name="MT1"/>
      </style:header>
      <style:footer>
        <text:p text:style-name="MP5" loext:marker-style-name="MT4"><text:span text:style-name="MT4">Robert Tomczak</text:span><text:span text:style-name="MT5"><text:tab/></text:span><text:span text:style-name="MT4">TypeScript</text:span><text:span text:style-name="MT5"><text:tab/></text:span><text:span text:style-name="MT6">Page </text:span><text:span text:style-name="MT6"><text:page-number text:select-page="current">1</text:page-number></text:span><text:span text:style-name="MT6"><text:s/>sur </text:span><text:span text:style-name="MT6"><text:page-count>2</text:page-count></text:span><draw:frame draw:style-name="Mfr3" draw:name="image10.png" text:anchor-type="char" svg:x="5.84cm" svg:y="0.612cm" svg:width="6.782cm" svg:height="0.203cm" draw:z-index="1"><draw:image xlink:href="Pictures/100000000000012C000000099299FF43C4F61AC2.png" xlink:type="simple" xlink:show="embed" xlink:actuate="onLoad" draw:mime-type="image/png"/><svg:desc>barrenciel_site</svg:desc></draw:frame></text:p>
        <text:p text:style-name="MP6" loext:marker-style-name="MT1"><text:span text:style-name="MT1"><text:tab/></text:span><text:span text:style-name="MT1"/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Javascript</dc:title>
    <meta:initial-creator>Robert Tomczak</meta:initial-creator>
    <meta:editing-cycles>4</meta:editing-cycles>
    <meta:print-date>2025-01-26T11:39:00</meta:print-date>
    <meta:creation-date>2025-10-08T12:00:00</meta:creation-date>
    <dc:date>2025-10-22T10:23:12.619000000</dc:date>
    <meta:editing-duration>PT1H5M41S</meta:editing-duration>
    <meta:generator>LibreOffice/7.6.3.2$Windows_X86_64 LibreOffice_project/29d686fea9f6705b262d369fede658f824154cc0</meta:generator>
    <meta:document-statistic meta:table-count="1" meta:image-count="3" meta:object-count="0" meta:page-count="2" meta:paragraph-count="60" meta:word-count="513" meta:character-count="3068" meta:non-whitespace-character-count="2568"/>
    <meta:user-defined meta:name="AppVersion">16.0000</meta:user-defined>
    <meta:template xlink:type="simple" xlink:actuate="onRequest" xlink:title="Normal.dotm" xlink:href=""/>
  </office:meta>
</office:document-meta>
</file>